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left="0.4917in" fo:margin-right="0in" fo:margin-top="0in" fo:margin-bottom="0in" style:contextual-spacing="false" fo:text-indent="0in" style:auto-text-indent="false"/>
    </style:style>
    <style:style style:name="P3" style:family="paragraph" style:parent-style-name="Standard">
      <style:paragraph-properties fo:margin-left="0.4917in" fo:margin-right="0in" fo:margin-top="0in" fo:margin-bottom="0in" style:contextual-spacing="false" fo:text-indent="0in" style:auto-text-indent="false"/>
      <style:text-properties style:font-weight-complex="bold"/>
    </style:style>
    <style:style style:name="P4" style:family="paragraph" style:parent-style-name="Standard">
      <style:paragraph-properties fo:margin-left="0.4917in" fo:margin-right="0in" fo:margin-top="0in" fo:margin-bottom="0in" style:contextual-spacing="false" fo:text-indent="0.4917in" style:auto-text-indent="false"/>
    </style:style>
    <style:style style:name="P5" style:family="paragraph" style:parent-style-name="Standard">
      <style:paragraph-properties fo:margin-left="0.25in" fo:margin-right="0in" fo:text-indent="0in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List_20_Paragraph" style:list-style-name="WWNum2"/>
    <style:style style:name="P8" style:family="paragraph" style:parent-style-name="List_20_Paragraph">
      <style:text-properties fo:font-weight="bold" style:font-weight-asian="bold" style:font-weight-complex="bold"/>
    </style:style>
    <style:style style:name="P9" style:family="paragraph" style:parent-style-name="List_20_Paragraph">
      <style:paragraph-properties fo:margin-top="0in" fo:margin-bottom="0in" style:contextual-spacing="true"/>
    </style:style>
    <style:style style:name="P10" style:family="paragraph" style:parent-style-name="List_20_Paragraph" style:list-style-name="WWNum2">
      <style:paragraph-properties fo:margin-top="0in" fo:margin-bottom="0in" style:contextual-spacing="true"/>
    </style:style>
    <style:style style:name="T1" style:family="text">
      <style:text-properties fo:font-weight="bold" style:font-weight-asian="bold"/>
    </style:style>
    <style:style style:name="T2" style:family="text">
      <style:text-properties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LABORATÓRIO 5 – Sistemas de Computação</text:span></text:p>
      <text:list xml:id="list4910203011428403949" text:style-name="WWNum2">
        <text:list-item>
          <text:p text:style-name="P7"><text:span text:style-name="T2">Exemplo de uso de pipe()</text:span></text:p>
        </text:list-item>
      </text:list>
      <text:p text:style-name="P8"/>
      <text:p text:style-name="List_20_Paragraph"><text:span text:style-name="T2">#include &lt;stdio.h&gt;</text:span></text:p>
      <text:p text:style-name="List_20_Paragraph"><text:span text:style-name="T4">#include &lt;string.h&gt;</text:span></text:p>
      <text:p text:style-name="List_20_Paragraph"><text:span text:style-name="T4">#include &lt;stdlib.h&gt;</text:span></text:p>
      <text:p text:style-name="List_20_Paragraph"><text:span text:style-name="T4">#include &lt;unistd.h&gt;</text:span></text:p>
      <text:p text:style-name="List_20_Paragraph"><text:span text:style-name="T4">int main (int argc, char *argv[])</text:span></text:p>
      <text:p text:style-name="List_20_Paragraph"><text:span text:style-name="T2">{</text:span></text:p>
      <text:p text:style-name="List_20_Paragraph"><text:span text:style-name="T2"><text:tab/>int nDadosTx, nDadosRx; // quantidade de dados transmitidos/recebidos</text:span></text:p>
      <text:p text:style-name="List_20_Paragraph"><text:span text:style-name="T2"><text:tab/>int fd[2];<text:tab/><text:tab/> <text:s text:c="2"/>// descritor dos pipes</text:span></text:p>
      <text:p text:style-name="List_20_Paragraph"><text:span text:style-name="T2"><text:tab/>const char textoTX[] = "uma mensagem";</text:span></text:p>
      <text:p text:style-name="List_20_Paragraph"><text:span text:style-name="T2"><text:tab/>char textoRX[sizeof textoTX];</text:span></text:p>
      <text:p text:style-name="List_20_Paragraph"><text:span text:style-name="T2"><text:tab/></text:span></text:p>
      <text:p text:style-name="List_20_Paragraph"><text:span text:style-name="T2"><text:tab/>if (pipe(fd) &lt; 0)</text:span></text:p>
      <text:p text:style-name="List_20_Paragraph"><text:span text:style-name="T2"><text:tab/>{</text:span></text:p>
      <text:p text:style-name="List_20_Paragraph"><text:span text:style-name="T2"><text:tab/><text:tab/><text:tab/>puts ("Erro ao abrir os pipes");</text:span></text:p>
      <text:p text:style-name="List_20_Paragraph"><text:span text:style-name="T2"><text:tab/><text:tab/><text:tab/></text:span><text:span text:style-name="T4">exit (-1);</text:span></text:p>
      <text:p text:style-name="List_20_Paragraph"><text:span text:style-name="T4"><text:tab/>}</text:span></text:p>
      <text:p text:style-name="List_20_Paragraph"><text:span text:style-name="T4"><text:tab/></text:span></text:p>
      <text:p text:style-name="List_20_Paragraph"><text:span text:style-name="T4"><text:tab/>nDadosTx = write(fd[1], textoTX, strlen(textoTX)+1);</text:span></text:p>
      <text:p text:style-name="List_20_Paragraph"><text:span text:style-name="T4"><text:tab/></text:span><text:span text:style-name="T2">printf("%d dados escritos\n", nDadosTx);</text:span></text:p>
      <text:p text:style-name="List_20_Paragraph"><text:span text:style-name="T2"><text:tab/></text:span></text:p>
      <text:p text:style-name="List_20_Paragraph"><text:span text:style-name="T2"><text:tab/></text:span><text:span text:style-name="T4">nDadosRx = read(fd[0], textoRX, sizeof textoRX);</text:span></text:p>
      <text:p text:style-name="List_20_Paragraph"><text:span text:style-name="T4"><text:tab/></text:span><text:span text:style-name="T2">printf("%d dados lidos: %s\n", nDadosRx, textoRX);</text:span></text:p>
      <text:p text:style-name="List_20_Paragraph"><text:span text:style-name="T2"><text:tab/></text:span></text:p>
      <text:p text:style-name="List_20_Paragraph"><text:span text:style-name="T2"><text:tab/></text:span><text:span text:style-name="T4">close(fd[0]); close(fd[1]);</text:span></text:p>
      <text:p text:style-name="List_20_Paragraph"><text:span text:style-name="T4"><text:tab/>return 0;</text:span></text:p>
      <text:p text:style-name="List_20_Paragraph"><text:span text:style-name="T2">}</text:span></text:p>
      <text:p text:style-name="List_20_Paragraph"/>
      <text:list xml:id="list221845894603048" text:continue-numbering="true" text:style-name="WWNum2">
        <text:list-item>
          <text:p text:style-name="P7">Exemplo de uso das funções dup() e dup2()</text:p>
        </text:list-item>
      </text:list>
      <text:p text:style-name="P2"><text:span text:style-name="T4">#include &lt;…&gt;</text:span></text:p>
      <text:p text:style-name="P2"><text:span text:style-name="T4">int main(void)</text:span></text:p>
      <text:p text:style-name="P2"><text:span text:style-name="T4">{</text:span></text:p>
      <text:p text:style-name="P2"><text:span text:style-name="T4"><text:tab/></text:span><text:span text:style-name="T2">int fd;<text:tab/> <text:s text:c="13"/>/* descritor a ser duplicado <text:s/>*/</text:span></text:p>
      <text:p text:style-name="P2"><text:span text:style-name="T2"><text:tab/>int retorno;<text:tab/>/* valor de retorno de dup <text:s text:c="2"/>*/</text:span></text:p>
      <text:p text:style-name="P2"><text:span text:style-name="T2"><text:tab/>int retorno2;<text:tab/>/* valor de retorno de dup2 */</text:span></text:p>
      <text:p text:style-name="P2"><text:span text:style-name="T2"><text:tab/></text:span><text:span text:style-name="T4">if ((fd=open("esteArquivo",O_RDWR|O_CREAT|O_TRUNC,0666)) == -1)</text:span></text:p>
      <text:p text:style-name="P2"><text:span text:style-name="T4"><text:tab/></text:span><text:span text:style-name="T2">{</text:span></text:p>
      <text:p text:style-name="P2"><text:span text:style-name="T2"><text:tab/><text:tab/><text:tab/>perror("Error open()");</text:span></text:p>
      <text:p text:style-name="P2"><text:span text:style-name="T2"><text:tab/><text:tab/><text:tab/>return -1;</text:span></text:p>
      <text:p text:style-name="P2"><text:span text:style-name="T2"><text:tab/>}</text:span></text:p>
      <text:p text:style-name="P2"><text:span text:style-name="T2"><text:tab/>close(0);<text:tab/>/* fechamento da entrada stdin */</text:span></text:p>
      <text:p text:style-name="P2"><text:span text:style-name="T2"><text:tab/></text:span></text:p>
      <text:p text:style-name="P3"/>
      <text:p text:style-name="P3"/>
      <text:p text:style-name="P3"/>
      <text:p text:style-name="P4"><text:span text:style-name="T2">if ((retorno = dup(fd)) == -1)</text:span></text:p>
      <text:p text:style-name="P2"><text:span text:style-name="T2"><text:tab/>{<text:tab/>/* duplicacao de stdin (menor descritor fechado) */</text:span></text:p>
      <text:p text:style-name="P2"><text:soft-page-break/><text:span text:style-name="T2"><text:tab/><text:tab/><text:tab/>perror("Error dup()");</text:span></text:p>
      <text:p text:style-name="P2"><text:span text:style-name="T2"><text:tab/><text:tab/><text:tab/>return -2;</text:span></text:p>
      <text:p text:style-name="P2"><text:span text:style-name="T2"><text:tab/>}</text:span></text:p>
      <text:p text:style-name="P2"><text:span text:style-name="T2"><text:tab/>if ((retorno2 = dup2(fd,1)) == -1)</text:span></text:p>
      <text:p text:style-name="P2"><text:span text:style-name="T2"><text:tab/>{<text:tab/>/* duplicacao de stdout */</text:span></text:p>
      <text:p text:style-name="P2"><text:span text:style-name="T2"><text:tab/><text:tab/><text:tab/>perror("Error dup2()");</text:span></text:p>
      <text:p text:style-name="P2"><text:span text:style-name="T2"><text:tab/><text:tab/><text:tab/>return -3;</text:span></text:p>
      <text:p text:style-name="P2"><text:span text:style-name="T2"><text:tab/>}</text:span></text:p>
      <text:p text:style-name="P2"><text:span text:style-name="T2"><text:tab/>printf ("valor de retorno de dup(): %d \n",retorno);</text:span></text:p>
      <text:p text:style-name="P2"><text:span text:style-name="T2"><text:tab/>printf ("valor de retorno de dup2(): %d \n",retorno2);</text:span></text:p>
      <text:p text:style-name="P2"><text:span text:style-name="T2"><text:tab/>return 0;</text:span></text:p>
      <text:p text:style-name="P2"><text:span text:style-name="T2">}</text:span></text:p>
      <text:p text:style-name="P5"/>
      <text:list xml:id="list221845011279923" text:continue-numbering="true" text:style-name="WWNum2">
        <text:list-item>
          <text:p text:style-name="P7">Exercício: Faça um programa para criar dois processos que se comunicam via pipe. O Pai lê do pipe enquanto o filho escreve no pipe. Exiba o resultado do que foi escrito e lido.</text:p>
        </text:list-item>
      </text:list>
      <text:p text:style-name="List_20_Paragraph"/>
      <text:list xml:id="list221845936262335" text:continue-numbering="true" text:style-name="WWNum2">
        <text:list-item>
          <text:p text:style-name="P10">Exercício: Faça um programa para redirecionar a entrada e a saída, lendo os dados de um arquivo e gerando a saída em outro.</text:p>
        </text:list-item>
      </text:list>
      <text:p text:style-name="P9"/>
      <text:p text:style-name="P9"/>
      <text:list xml:id="list221845606237416" text:continue-numbering="true" text:style-name="WWNum2">
        <text:list-item>
          <text:p text:style-name="P10">Exercício: Faça um programa para criar um pipe e executar dois processos que são utilitários do Unix que se comuniquem através do pipe criado (a shell faz isso).</text:p>
        </text:list-item>
      </text:list>
      <text:p text:style-name="P1"/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seibel</meta:initial-creator>
    <dc:creator>luiz seibel</dc:creator>
    <meta:editing-cycles>3</meta:editing-cycles>
    <meta:creation-date>2014-09-18T03:50:00</meta:creation-date>
    <dc:date>2014-09-18T03:57:00</dc:date>
    <meta:editing-duration>PT7S</meta:editing-duration>
    <meta:generator>LibreOffice/4.1.3.2$Linux_X86_64 LibreOffice_project/410m0$Build-2</meta:generator>
    <meta:document-statistic meta:table-count="0" meta:image-count="0" meta:object-count="0" meta:page-count="2" meta:paragraph-count="59" meta:word-count="289" meta:character-count="1838" meta:non-whitespace-character-count="152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